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ableColumn1" style:family="table-column">
      <style:table-column-properties style:column-width="3.4625in" style:rel-column-width="32767*"/>
    </style:style>
  </office:automatic-styles>
  <office:body>
    <office:text>
      <text:p text:style-name="P1">This is the code for the arduino game “catch that money”. Briefly in this game, player has to use the joystick to control the hero to catch as many cashes and avoid the bombs and cats. The hero can move left and right, and also can jump to catch the cashes.</text:p>
      <text:p text:style-name="P1"/>
      <text:p text:style-name="P1">The code for SD card initialization and display() function is adapted from eclass.</text:p>
      <text:p text:style-name="P1">And we used lcd_image_draw() function from lcd_image.cpp by including “lcd_image.h”. This is from the ~examples/Parrot folder.</text:p>
      <text:p text:style-name="P1">The idea of constructing collide() function is inspired from a piece of code from the CSDN.net. We were used to use duplicate if-blocks, but then we found this way to check if the two objects collided when hanging around this BBS. This adaption makes our original code simpler.</text:p>
      <text:p text:style-name="P1"/>
      <text:p text:style-name="P1">Wiring:</text:p>
      <text:p text:style-name="P1">We used a TFT screen, a joystick and a pushbutton in this program.</text:p>
      <text:p text:style-name="P1">We used the U of A wiring conventions for the TFT screen and joystick. </text:p>
      <text:p text:style-name="P1"/>
      <text:p text:style-name="P1">TFT screen:</text:p>
      <text:p text:style-name="P1">GND to BB GND bus</text:p>
      <text:p text:style-name="P1">VCC to BB positive bus</text:p>
      <text:p text:style-name="P1">RESET to Pin 8</text:p>
      <text:p text:style-name="P1">D/C (Data/Command) to Pin 7</text:p>
      <text:p text:style-name="P1">CARD_CS (Card Chip Select) to Pin 5</text:p>
      <text:p text:style-name="P1">TFT_CS (TFT/screen Chip Select) to Pin 6</text:p>
      <text:p text:style-name="P1">MOSI (Master Out Slave In) to Pin 51</text:p>
      <text:p text:style-name="P1">SCK (Clock) to Pin 52</text:p>
      <text:p text:style-name="P1">MISO (Master In Slave Out) to 50</text:p>
      <text:p text:style-name="P1">LITE (Backlite) to BB positive bus</text:p>
      <text:p text:style-name="P1"/>
      <text:p text:style-name="P1">Joystick:</text:p>
      <text:p text:style-name="P1">VCC to BB positive bus</text:p>
      <text:p text:style-name="P1">VERT to Pin A0</text:p>
      <text:p text:style-name="P1">HOR to Pin A1</text:p>
      <text:p text:style-name="P1">SEL to Pin 9</text:p>
      <text:p text:style-name="P1">GND to BB GND bus</text:p>
      <text:p text:style-name="P1"/>
      <text:p text:style-name="P1">The pushbutton is connect to the digital pin 4.</text:p>
      <text:p text:style-name="P1">A pic named “wiring” is included in the compressed file to illustrate the wiring for this program.</text:p>
      <text:p text:style-name="P1"/>
      <text:p text:style-name="P1">General layout:</text:p>
      <text:p text:style-name="P1">project.cpp is the main file of the program. The lcd_image.cpp is included in project.cpp by including the head file “lcd_image.h”</text:p>
      <text:p text:style-name="P1"/>
      <text:p text:style-name="P1">Makefile:</text:p>
      <text:p text:style-name="P1">The makefile is from the ~/example/Parrot folder</text:p>
      <text:p text:style-name="P1"/>
      <text:p text:style-name="P1">External Library:</text:p>
      <text:p text:style-name="P1">None</text:p>
      <text:p text:style-name="P1"/>
      <text:p text:style-name="P1">External Files:</text:p>
      <text:p text:style-name="P1">The pictures stored in the SD card is in the folder named “pic” inside the compressed file.</text:p>
      <text:p text:style-name="P1">They are all in lcd format and used in the game.</text:p>
      <text:p text:style-name="P1"/>
      <text:p text:style-name="P1"/>
      <text:p text:style-name="P1">A few things to note:</text:p>
      <text:p text:style-name="P1"/>
      <text:p text:style-name="P1">1. All the pictures in this game are drawn by ourselves, including the hero, cat, cash, bomb, start and die. We used the lcdimageutil to make the convertion to .lcd files.</text:p>
      <text:p text:style-name="P1"/>
      <text:p text:style-name="P1">2. We used global arrays to store the conditions for the objects(hero, cash, cat, bomb)</text:p>
      <text:p text:style-name="P1">This is for the simplicity of the code. And it provides a convenient way to construct the process_Object() function.</text:p>
      <text:p text:style-name="P1"/>
      <text:p text:style-name="P1">3. The <text:s/>process_Object() function is used for the cash, bomb and cat. When calling this function, it will read from the arguments to distinguish which kind of object we want to process.</text:p>
      <text:p text:style-name="P1"/>
      <text:p text:style-name="P1">4. As the prof's feedback on our proposal, we used a pseudo-random to generate the objects.</text:p>
      <text:p text:style-name="P1"/>
      <text:p text:style-name="P1">5. It is weired that we have two joysticks which work inversely. So the code may not always control the hero move in the expected way if connected a different joystick. If the hero moves inversely, you may have to change the hero_update() function a little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